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start" style:justify-single-word="false"/>
      <style:text-properties fo:font-size="14pt" style:font-size-asian="14pt" style:font-size-complex="14pt"/>
    </style:style>
    <style:style style:name="P2" style:family="paragraph" style:parent-style-name="Standard">
      <style:paragraph-properties fo:margin-left="0cm" fo:margin-right="0cm" fo:text-align="justify" style:justify-single-word="false" fo:text-indent="1.499cm" style:auto-text-indent="false"/>
      <style:text-properties style:font-name="Times New Roman" fo:font-size="12pt" style:font-size-asian="12pt" style:font-size-complex="12pt"/>
    </style:style>
    <style:style style:name="P3" style:family="paragraph" style:parent-style-name="Standard">
      <style:paragraph-properties fo:margin-left="0cm" fo:margin-right="0cm" fo:text-align="center" style:justify-single-word="false" fo:text-indent="1.499cm" style:auto-text-indent="false"/>
      <style:text-properties style:font-name="Times New Roman" fo:font-size="12pt" style:font-size-asian="12pt" style:font-size-complex="12pt"/>
    </style:style>
    <style:style style:name="P4" style:family="paragraph" style:parent-style-name="Standard">
      <style:paragraph-properties fo:margin-left="0cm" fo:margin-right="0cm" fo:text-align="center" style:justify-single-word="false" fo:text-indent="1.499cm" style:auto-text-indent="false"/>
      <style:text-properties style:font-name="Times New Roman" fo:font-size="12pt" fo:font-style="italic"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800080" fo:font-style="normal" style:font-style-asian="normal" style:font-style-complex="normal"/>
    </style:style>
    <style:style style:name="T4" style:family="text">
      <style:text-properties fo:color="#000000"/>
    </style:style>
    <style:style style:name="T5" style:family="text">
      <style:text-properties fo:color="#000000" fo:font-style="normal" style:font-style-asian="normal" style:font-style-complex="normal"/>
    </style:style>
    <style:style style:name="T6" style:family="text">
      <style:text-properties fo:color="#000000"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OS PRIMÓRDIOS DO RITO INGLÊS]</text:p>
      <text:p text:style-name="P1"/>
      <text:p text:style-name="P2">Aí pelo final do século XII, vivia na corte do rei Henrique II da Inglaterra um clérigo de origem francesa, Pierre de Blois. Era um dos muitos eclesiásticos letrados que a brilhante corte do Plantagenet reunia – infinitamente mais espirituais, segundo Hauréau,{22} {(22) [Journ. Des Savants], 1881, p. 174} do que os que na mesma época se agrupavam em torno do rei da França. Entre outras obras, temos de Pierre de Blois uma preciosa coleção epistolar. Vamos folheá-la. Encontraremos aí duas cartas muito semelhantes, ambas endereçadas aos clérigos do círculo real: numa, Pierre difama a corte e os cortesãos o máximo possível; na outra, ele se desdiz. {23} {(23) Migne, [P. L.], t. 207, ep. XIV, col. 42; ep. CL, col. 439.} Será que essa retratação foi-lhe imposta pelo descontentamento de seu soberano, como acreditaram alguns historiadores?{24} {(24) Por exemplo, A .Luchaire em seu agradável artigo sobre Pierre de Blois, [Mém. Acad. Sc. Morales], t. 171 (1909), p. 375. Para julgar a correspondência de Pierre de Blois e a sinceridade de suas cartas, talvez seja útil lembrar que ele compôs um manual de arte epistolar, o [Libellus de arte dictandii rhetorice]: cf. Ch-V. Langlois, [Notices et Extraits], XXX<text:span text:style-name="T2">IV, 2, p. 23. Sobre a carreira de Pierre, ver por fim J. Armitage Robinson, “Peter of Blois”, em seus [Somerset historical essays (Published for the British Academy)], Londres, 1921.} De minha parte, confesso que me recuso a levar a sério essas duas peças: para mim, é difícil vê-las como outra coisa senão dois exercícios de retórica ou de sofística, um [sic et non] que bem era ao gosto da época.. Pouco importa. A segunda carta contém a seguinte passagem: </text:span><text:span text:style-name="T3">Confesso que assistir o rei é [para um clérigo] cumprir uma tarefa santa; pois o rei é santo; é o ungido [[christus]] do Senhor; não foi em vão que o rei recebeu o sacramento da unção, cuja eficácia, se por acaso alguém ignorasse ou a colocasse em dúvida, seria amplamente demonstrada pela desaparição dessa peste que ataca a virilha e pela cura das alporcas.</text:span><text:span text:style-name="T5">{25} {(25) [P. L.], t. 207, col. 440 D: “Fateor quidem, quod sanctum est domino regi assistere; sanctus enim et christus Domini est; nec in vacuum accepit unctionis regine sacramentum, cujus efficacia, si nescitur, aut in dubium venit, fidem ejus plenissiman faciet defectus inguinariae pestis, et curatio scrophularum.” O texto do ms. nouv. acqu. lat. 785 da Bibliot. Nat., f . 59, está conforme ao das edições, salvo a insignificante inversão: “unctionis regiae accepit sacramentum”.}</text:span></text:p>
      <text:p text:style-name="P2"><text:span text:style-name="T5">Portanto, Henrique II curava os escrofulosos. Também se atribuía à virtude régia a desaparição ([defectus]) de uma peste que atacava a virilha ([inguinariae pestis]). Não sabemos ao certo a que aludem estas últimas palavras; talvez a uma epidemia de peste bubônica que, acreditava-se, teria cedido à miraculosa influência do rei. Um excelente historiador da medicina, o dr. Crawfurd, afirma que a confusão entre certas formas de línguas pestosas e a adenite da virilha não era nada impossível para um homem daquele tempo. {26} {(26) [King's evil], pp. 25 e 26. Devo muito a esse excelente comentário.} Pierre de Blois não era médico; partilhava dos erros populares. Essa peste bubônica que, segundo ele e (decerto) segundo a opinião corrente em seu círculo, Henrique II combatera miraculosamente, Pierre de Blois possivelmente a considerava um caso particular desse vasto grupo de afecções ganglionares que a Idade Média reunia sob o nome de escrófulas. Em suma, as escrófulas eram a especialidade de Henrique II. Seu poder curativo não era pessoal; devia-o à sua função: era taumaturgo enquanto rei. Ele morreu em 1189. Para o século seguinte, uma série de textos (mais numerosos à medida que nos aproximamos de 1300) mostra seus sucessores tomando-os por herdeiros do mesmo dom. {27} {(27) Esses textos serão citados aqui, pp. 107 ss. e 116 ss.} Henrique II ocupa na história do milagre régio na Inglaterra o mesmo lugar que Filipe I na França, a posição de primeiro soberano do qual se pode dizer com certeza: “Esse tocou os escrofulosos”. Mas nada nos impede de procurar remontar a uma época anterior a Henrique II – se necessário, ajudados por algumas conjeturas.</text:span></text:p>
      <text:p text:style-name="P2"><text:span text:style-name="T5">Vimos que, conforme alguns eruditos franceses do Ancien Régime, o iniciador do rito neste lado da Mancha foi Clóvis; honra similar foi concedida por um pastor inglês do século XVI, William Tooker, ao rei Lucius, considerado o primeiro monarca cristão a reinar a Grã-Bretanha.{28} {(28) [Charisma], p. 84. Embora com menos segurança, Tooker também propõe que o instaurador do rito inglês tenha sido José de Arimatéia. Lucius (cuja fama Beda, [Historia </text:span><text:soft-page-break/><text:span text:style-name="T5">ecclesiastica], I, 4, contribuiu para difundir na Inglaterra) deve sua origem, como sabemos, a uma menção do [Liber Pontificalis] relativa a uma carta que “Lucius, rei bretão”, teria endereçado ao papa Eleutério. Harnack provou que o redator da vida de Eleutério despropositadamente transformara um rei de Edessa em príncipe bretão: [Sitzungsberichte der kgl. Preussischen Akademie], 1904, I, p. 909-16} Essa narrativa tem pouco crédite e não merece nenhum. Clóvis é ao menos uma personagem verídica; o bom Lucius existiu apenas na imaginação dos eruditos. Passemos à história. Durante a maior parte do período anglo-saxão, não se encontra referência a nenhuma virtude medical atribuída aos reis. {29}{(29) Cf. J. F. Payne, [English medicine in the Anglo-Saxon times (Fitzpatrick Lectures). Oxford, 1904, p. 158} É preciso chegar até os tempos imediatamente anteriores à conquista normanda para encontrar um príncipe que, com ou sem razão, pode ser tido como o primeiro da linhagem dos curandeiros: ainda hoje, Eduardo, o Confessor, é quase universalmente considerado o fundador do rito inglês. Essa tradição tem ainda mais força porque Shakespeare (informando-se, como de hábito, em Holinshed) adotou-a numa de sua mais brilhantes e mais lidas, [Macbeth}. Malcolm e Macduff, fugindo ao ódio do tirano da Escócia, refugiam-se na corte de Eduardo. Ali, Malcolm testemunha pasmado o milagre e relata-o a seu companheiro: </text:span><text:span text:style-name="T3">[…] doentes atingidos por estranhos males, todos inchados, todos cobertos de úlceras, lamentáveis de ver, desesperançados da medicina, ele cura-os pendurando em seus pescoços uma peça de ouro, com preces santas, e diz-se que transmitira essa graça curativa aos reis seus sucessores.</text:span><text:span text:style-name="T5"> {30} {(30) IV, cena III:</text:span></text:p>
      <text:p text:style-name="P4"><text:span text:style-name="T4">“[...] strangely-visited people,</text:span></text:p>
      <text:p text:style-name="P4"><text:span text:style-name="T4">All sworn and ulcerous, pitiful to the eye,</text:span></text:p>
      <text:p text:style-name="P4"><text:span text:style-name="T4">The mere despair of surgery, he cures,</text:span></text:p>
      <text:p text:style-name="P4"><text:span text:style-name="T4">Hanging a golden stamp about their necks,</text:span></text:p>
      <text:p text:style-name="P4"><text:span text:style-name="T4">Put on with holy prayers: and 'tis spoken,</text:span></text:p>
      <text:p text:style-name="P4"><text:span text:style-name="T4">To the suceeding royalty he leaves</text:span></text:p>
      <text:p text:style-name="P3"><text:span text:style-name="T6">The healing benediction</text:span><text:span text:style-name="T5">”.</text:span></text:p>
      <text:p text:style-name="P2"><text:span text:style-name="T5">Cf. Holinshed, [Chronicles of England, Scotlan and Ireland], l. VIII, cap. 7, ed. De 1807, I, in-4º, Londres, p. 754.}</text:span></text:p>
      <text:p text:style-name="P2"><text:span text:style-name="T5">Devemos aderir à opinião de Shakespeare?</text:span></text:p>
      <text:p text:style-name="P2"><text:span text:style-name="T5">A vida e, mais especificamente, as virtudes sobrenaturais de Eduardo, o Confessor, são conhecidas graças a sobretudo quatro documentos: algumas passagens de William of Malmsbury em sua [Historia regum][História do reino] e três bibliografias, a primeira anônima, as outras duas escritas por Osbert of Clare e Ailred of Rievaulx, respectivamente. Ailred escrevia em 1163, no reinado de Henrique II; Osbert em 1138, no tempo de Estevão de Blois. William é um pouco mais antigo: a primeira redação de sua [Historia] situa-se na segunda metade do reinado de Henrique I, em 1124 ou 1125. Por fim, a [Vida anônima] é usualmente considerada quase contemporânea de seu herói; teria sido redigida após a morte de Eduardo [ocorrida em 1066], por volta de 1067 ou, o mais tardar, antes de 1076. Essa era a opinião geral, pelo menos até agora. Alhures, procurei demonstrar que ela não tem fundamento e que essa [Vida] data também do reinado de Henrique I, mas de sua primeira fase, entre 1103 e 1120. Aqui, irei pressupor que alcancei esse objetivo. {31}{(Em relação a tudo o que concerne às vidas que se escreveram de Eduardo, o Confessor, remeto de uma vez por todas à “Introduction” da minha edição de Osbert de Clare, [Analecta Bollandiana], XLI (1923), pp. 5 ss.}</text:span></text:p>
      <text:p text:style-name="P2"><text:span text:style-name="T5">Eduardo, o Confessor, foi muito cedo considerado santo. Seu culto, ainda desprovido de toda consagração oficial, já existia sob Henrique I. Osbert advogou a canonização de Eduardo, a qual acabara de ser conseguida no momento em que Ailred iniciou seu trabalho. Por conseguinte, não há nada de surpreendente no fato de que as quatro obras que mencionamos atribuam a Eduardo um bom número de curas milagrosas: sendo santo, ele devia ser taumaturgo. Entre esses episódios, apenas um tem sido tradicionalmente mantido pelos historiadores do “toque”. É reproduzido de maneira quase igual pelos quatro autores. Ailred, nesse caso como em outros, limitou-se a desenvolver em bom estilo as exposições verbosas e confusas de Osbert. Este conhecia a [Vida anônima]. Os dois escritores mais antigos, William e o desconhecido autor da [Vida], a quem se </text:span><text:soft-page-break/><text:span text:style-name="T5">costuma designar pelo nome Biógrafo, parecem ter tido como fonte comum uma coletânea de milagres que seguramente foi composta em Westminster e que Osbert, por sua vez, citou. Resumamos brevemente essa historieta célebre: {32} {(32) “Vita Aeduuardi regis qui apud Westmonasterium requiescit”, em [Lives of Edward the Confessor], ed. Luard ([Rolls Series]), p. 428; William of Malmesbury, [Historia regum], II., I, § 222, ed. Stubbs ([Rolls Series]), I, p. 272; Osbert de Clare, cap. XIII; Ailred, ed. R. Twysden, [Historiae Anglicanae scriptores X]. in-fólio, Londres, 1652, col. 390, e Migne, [P. L.], t. 195, col. 761.}</text:span></text:p>
      <text:p text:style-name="P2"><text:span text:style-name="T5">Havia na Inglaterra uma jovem esposa que estava afligida de um mal terrível: uma inchação das glândulas do pescoço, a qual exalava um cheiro fétido. Instruída por um sonho, ela foi ao rei pedir uma cura. Eduardo, mandando que lhe trouxessem um vaso cheio de água, molhou os dedos e, em seguida, tocou as partes doentes, fazendo sobre estas, várias vezes, o sinal-da-cruz. Muito em breve, sob influência da régia mão, o sangue e o pus saíram; a enfermidade pareceu ceder. A paciente foi retida na corte, mas parece que o tratamento não se repetiu. Decorrida apenas uma semana, a feliz mulher estava completamente curada. Que digo eu?! Ela estava livre não apenas de seu mal mas também de uma esterilidade insistente, que a angustiava: no mesmo ano, deu um filho ao marido.</text:span></text:p>
      <text:p text:style-name="P2"><text:span text:style-name="T5">Essa é a trama geral da narrativa. Nossos autores acrescentam-lhe alguns comentários, que merecem nossa atenção, tanto quanto ou mais que o próprio texto.</text:span></text:p>
      <text:p text:style-name="P2"><text:span text:style-name="T5">Para começar, eis uma observação que é própria de William of Malmesbury: </text:span><text:span text:style-name="T3">Em nossa época, alguns servem-se desses milagres [o da jovem esposa e outros análogos que se atribuíam, como daqui a pouco veremos, ao Eduardo ainda adolescente] para uma obra de falsidade; afirmam que o rei possuía o poder de curar essa moléstia, não em virtude de sua santidade, mas em caráter hereditário, como privilégio de estirpe real.</text:span><text:span text:style-name="T5">{33} {(33) [Loc. Cit.], p. 273: “unde nostro tempore quidam falsam insumunt operam, qui asseverant istius morbi curationem non ex sancitate, sed ex regalis prosapine hereditate fluxisse”.} </text:span></text:p>
      <text:p text:style-name="P2"><text:span text:style-name="T5">Observação duplamente preciosa porque nos informa sobre as ideias de William e, ao mesmo tempo, sobre as de muitos de seus contemporâneos que diferiam das suas. Para o monge de Malmesbury, só os santos fazem milagres; os reis podem fazê-los se forem santos, mas não se forem apenas reis; não há dinastia taumatúrgica. Reencontraremos mais tarde essa concepção, a qual se pode, pensando em Gregório VII, justificadamente qualificar de gregoriana. No momento, o que nos interessa é sobretudo a opinião contrária; combatendo-a, William forneceu dela um testemunho irrefutável.</text:span></text:p>
      <text:p text:style-name="P2"><text:span text:style-name="T5">Estamos na Inglaterra, em 1124 ou 1125. Eduardo, o Confessor, morto faz sessenta anos, passa por ter curado muitos enfermos. Suas curas são todas da mesma natureza? Nem todo mundo pensa assim. Alguns julgam que os milagres de escrófulas devem ser colocados à parte: seria a sua régia origem, não às suas virtudes religiosas, que Eduardo deveria o poder de realizá-los. Evidentemente, os homens que imaginam isso têm razões para acreditar que os reis curam as escrófulas; de onde podem ter tirado semelhante ideia? Sem dúvida, dos fatos que eles têm diante de seus olhos. Seu rei é Henrique I; portanto, será que Henrique I já sustentava possuir aquele dom maravilhoso que, como sabemos, seu neto Henrique II iria reivindicar? É difícil fugir a essa conclusão.</text:span></text:p>
      <text:p text:style-name="P2"><text:span text:style-name="T5">Ora, outro texto mais ou menos contemporâneo da [Historia regum] deve aqui ser levado em conta. Há pouco, citei a famosa passagem de Guibert de Nogent que constitui nosso mais antigo testemunho do rito francês, mas omiti propositalmente suas últimas palavras. Vamos transcrevê-las agora: </text:span><text:span text:style-name="T3">Que fazem [escreve Guibert] a respeito da cura das escrófulas os outros reis? Guardarei silêncio nesse ponto. Mas, pelo que sei, o rei da Inglaterra jamais teve a audácia de tentar realizar tal cura..</text:span><text:span text:style-name="T5">{34} {(34) “Super aliis regibus qualiter se gerant in hac re, supersedeo; regem tamen Anglicum neutiquam in talibus audere scio.” Pelo menos, esse era o texto primitivo do manuscrito, que foi adotado pelos editores; cf. Migne, [P. L.], t. 156, col. 616. Alguém com uma escrita que parece do século XII procurou corrigir [scio] para [comperio] (substituindo o grupo [sc] por um [p] barrado e escrevendo acima da linha o grupo [c o] encimado por um sinal de abreviação).}</text:span></text:p>
      <text:p text:style-name="P2"><text:span text:style-name="T5">Faz muito tempo que os historiadores franceses tiraram partido dessa pequena frase para </text:span><text:soft-page-break/><text:span text:style-name="T5">provar que na época em que se escreveu o [De pignoribus sanctorum] (isto é, na própria época em que reinava Henrique I) os reis ingleses ainda não partilhavam do belo privilégio que os capetíngios já detinham. {35} {(35) Por exemplo, Mabillon, [AA. SS. ord. s. Bened.] IV, 2, p. 523; ainda hoje, é a interpretação do sr. Delaborde} Tal interpretação teria feito a felicidade de Guibert: é a que ele queria impor à posteridade. Mas talvez essa interpretação seja um pouco simplista. Há algo de suspeito no ardor com que o abade de Nogent (cujo patriotismo bajulador é bem conhecido) defende a prerrogativa da dinastia francesa: que necessidade teria ele de, entre todos os soberanos da Europa, escolher o príncipe normando para negar-lhe expressamente o dom medical? Tudo se passa como se da Inglaterra tivesse chegado a seus ouvidos o que o dr. Crawfurd lindamente chama “um vago rumor de usurpação”. {36} {(36) [King's evil], p. 18. O dr. Crawfurd, o qual não considera que Henrique I tenha tocado as escrófulas, vê na frase de Guibert uma alusão aos milagres de s. Eduardo.} Por si só, o testemunho de Guibert provavelmente não teria corroborado nada, nem num sentido nem em outro; mas, quando cotejado com o de William of Malmesbury, confirma indireta e involuntariamente nossa indução de momentos atrás. Segundo todas as probabilidades, Henrique I tocou as escrófulas.</text:span></text:p>
      <text:p text:style-name="P2"><text:span text:style-name="T5">Dentre nossas diversas fontes, aquele trecho de William of Malmesbury não é o único comentário à narrativa da cura da mulher escrofulosa. É preciso citar agora uma frase que se encontra quase idêntica em três autores diferentes: o Biógrafo, William e Osbert. Deve-se supor que ela já constava na coletânea de milagres primitiva, da qual os dois primeiros escritores a extraíram. Reproduzo-a do texto do Biógrafo, o mais antigo; para entendê-la, é importante lembrar que Eduardo, expulso de sua pátria pela invasão dinamarquesa, passara toda a juventude na corte dos duques normandos, seus parentes. </text:span><text:span text:style-name="T3">Esse milagre era novo para nós, mas o rei freqüentemente o realizara durante sua adolescência, quando vivia na Nêustria, região que hoje é chamada Normandia; disso sabemos pelo testemunho dos franceses</text:span><text:span text:style-name="T5">.{37} {(37) P. 429: “Quod, licet nobis novum videatur, hoc cum in adolescentia, cum esset in Neustria quac nunc Normandia nuncupatur, saepis egisse Franci testantur.”}</text:span></text:p>
      <text:p text:style-name="P2"><text:span text:style-name="T5">Eis aí uma observação bem surpreendente! Sem dúvida, santo de casa não faz milagre. Mesmo assim, é difícil compreender por que o jovem exilado Eduardo teria exercido em proveito de estrangeiros um poder taumatúrgico que depois lhe faltaria em seu próprio reino – ou melhor, é difícil compreender como a ideia de que as coisas se tivessem passado assim pôde germinar na mente de seus hagiógrafos. Ademais, que significa esse apelo às gentes de além-Mancha, aos franceses, a propósito de um santo especificamente inglês? Examinemos mais atentamente a história do reinado de Henrique I; ela nos fornecerá a chave do mistério. {38} {(38) Para o que segue, minha “Introduction” à vida de Osbert de Clare, principalmente pp. 20 e 35.}</text:span></text:p>
      <text:p text:style-name="P2"><text:span text:style-name="T5">Soberano muito pouco legítimo, Henrique I foi político extremamente hábil. Dedicou-se a adular os sentimentos de seus súditos anglo-saxões; sem dar ouvidos aos gracejos da nobreza normanda, casou-se com uma dama que pertencia à velha estirpe real da ilha. Desse matrimônio nasceu-lhe um filho; Henrique fez então correr uma profecia na qual o jovem príncipe figurava como o representante das aspirações nacionais, como o reverdejante ramo do velho tronco dinástico, outrora cortado pela usurpação de Haroldo e pela conquista. Essa visão precisava de um profeta. Henrique ou seus conselheiros escolheram Eduardo, o Confessor: no leito de morte, o último dos reis anglo-saxões foi encarregado de anunciar a vinda da criança predestinada. Tal episódio ganhou lugar nas vidas de santos; nós o encontramos nas obras já mencionadas, em todas elas com a mesma forma, ou quase. Portanto, seu fundo comum (segundo toda a probabilidade, constituído de uma coletânea de milagres hoje perdida) sofrera a influência de um projeto político: o de Henrique I.</text:span></text:p>
      <text:p text:style-name="P2"><text:span text:style-name="T5">Agora, procuremos interpretar à luz desses fatos a historieta da mulher escrofulosa. Todas as vidas de s. Eduardo a mencionam. Por certo, tais relatos não permitem concluir que o Confessor haja realmente curado ou acreditado curar uma adenite de pescoço; simplesmente, provam que, no tempo em que as mais antigas de tais biografias foram redigidas, narrava-se essa cura prodigiosa; esse tempo é o reinado de Henrique I. Temos várias razões para pensar que Henrique I tocava as escrófulas. De onde pretendia ele derivar seu poder? William of Malmesbury não nos deixa ignorar </text:span><text:soft-page-break/><text:span text:style-name="T5">o argumento que certas pessoas zelosas (preocupada em encontrar um precedente para o benemerente gesto de seu príncipe) extraíram do milagre que a opinião pública atribuía a s. Eduardo; sem dúvida, era essa a interpretação oficial. Que origem mais bela poderia ser encontrada para a prerrogativa régia do que ligá-la à lembrança do pientíssimo monarca, que era caro ao coração dos ingleses e de quem o próprio Guilherme, o Conquistador, sempre se dissera o herdeiro? Já vimos que a biografia do santo, tal como ela se formou no decorrer do século XII, traz bastante nitidamente o selo governamental. Nela se introduziu uma profecia; não se teria também introduzido uma cura? Entretanto, não é provável que a aventura da jovem inglesa tenha sido completamente inventada por manipuladores pouco escrupulosos: livrar um escrofuloso de seu mal era para um santo uma ação tão natural e, se é que se pode falar assim, tão clássica quanto devolver a visão a um cego ou o uso dos membros a um paralítico, outros feitos que os hagiógrafos não deixaram de atribuir a s. Eduardo. Mas, encontrando na legenda em vias de formação esse milagre entre tantas outras manifestações análogas, os conselheiros de Henrique I foram muito naturalmente levados a ressaltá-lo para com ele justificar as virtudes taumatúrgicas de seu monarca. Havia apenas uma dificuldade: o milagre era único; durante seu reinado, Eduardo “tocara” as escrófulas somente uma vez, base bem frágil para a especialidade medical reivindicada, na qualidade de herdeiro, por Henrique I. Naquela altura, a legenda já estava firmemente estabelecida; teria parecido importuno e provavelmente sacrílego mudar alguma coisa. Mas Eduardo, antes de reinar, vivera na Normandia, e a tradição inglesa não se ocupava com essa estada no continente. Imaginou-se então dizer que lá, na própria corte dos ancestrais diretos de Henrique I, Eduardo multiplicara as curas de escrófulas. Essa retificação foi introduzida na versão hagiográfica primitiva. Nós a encontramos em todas as biografias antigas. William of Malmesbury recusava as conclusões que se tiravam dos milagres normandos, mas não teve a audácia de contestar uma informação que suas fontes lhe forneciam; como todo mundo, ele acreditou nos prodígios realizados na terra estrangeira. Hoje, temos o direito de ser mais céticos (ou melhor, mais críticos) que William: consideramos também esses prodígios “uma obra de falsidade”. {39} {(39) Falta em Ailred a referência aos milagres normandos. Em sua época, no reinado de Henrique II, a crença no poder taumatúrgico dos reis estava firmemente estabelecida; não havia mais interesse em insistir no grande número de curas realizadas por s. Eduardo. Além disso, esse apelo aos fatos mal conhecidos, supostamente ocorridos no estrangeiro, devia parecer bizarro; sem dúvida, foi por isso que Ailred, oficialmente encarregado de emendar o texto de Osbert, suprimiu a frase em questão.}</text:span></text:p>
      <text:p text:style-name="P2"><text:span text:style-name="T5">Assim, não há nenhuma razão para acreditar que os soberanos anglo-saxões (Eduardo, o Confessor, tanto quanto seus predecessores) tenham jamais pretendido, na condição de reis, curar os escrofulosos. É certo que Henrique II exerceu esse poder; é provável que já Henrique I tenha-se apropriado dele e, querendo justificá-lo, tenha-o colocado sob a proteção de um grande nome: s. <text:line-break/>Eduardo. {40} {(40) O Asmolean Museum, em Oxford, possui uma medalha (de origem escandinava ou anglo-saxã) encontrada no século XVII perto da província da própria Oxford. Ela é furada na parte superior e vê-se uma inscrição difícil de reconstituir. Na época da descoberta, acreditou-se ler nela as letras E.C.; por singular aberração, alguns eruditos interpretaram-nas como [Eduardus Confessor], como se Eduardo tivesse usado em vida seu título hagiológico. Ora, as moedas distribuídas pelos reis ingleses dos tempos modernos aos escrofulosos que eles tocavam (tecnicamente conhecidas como [touch-pieces]) eram também furadas, para poder ser penduradas no pescoço dos pacientes, portanto, esses eruditos demasiado criativos imaginaram que se tivesse encontrado uma [touch-piece] de s. Eduardo. Não há necessidade de refutar sua opinião. Cf. Farquhar, “Royal charities”, I, pp. 47 ss.} Foram esses, na medida em que podemos conhecê-los, os primórdios do rito inglês. {41} {(41) Entre Henrique I e Henrique II, intercala-se o reinado de Estêvão de Blois. Estêvão era apenas o sobrinho do primeiro desses dois reis; ainda assim, somente pelo lado materno. Ele reinou a despeito das últimas vontades de seu tio. Reivindicou o poder curativo de que Henrique I fora iniciador? Ou Henrique II, chegando ao trono, teve de reiniciar uma tradição que por algum tempo fora interrompida? Na falta de documentos, esse pequeno problema permanece sem solução.}</text:span></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elina de Aquino</meta:initial-creator>
    <meta:creation-date>2016-07-18T14:19:14.51</meta:creation-date>
    <dc:date>2016-07-18T17:54:15.26</dc:date>
    <dc:creator>Amelina de Aquino</dc:creator>
    <meta:editing-duration>PT00H14M06S</meta:editing-duration>
    <meta:editing-cycles>1</meta:editing-cycles>
    <meta:generator>BrOffice.org/3.2$Win32 OpenOffice.org_project/320m18$Build-9502</meta:generator>
    <meta:document-statistic meta:table-count="0" meta:image-count="0" meta:object-count="0" meta:page-count="5" meta:paragraph-count="27" meta:word-count="3671" meta:character-count="22857"/>
  </office:meta>
</office:document-meta>
</file>